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b204" officeooo:paragraph-rsid="0006b204"/>
    </style:style>
    <style:style style:name="P2" style:family="paragraph" style:parent-style-name="Standard">
      <style:text-properties officeooo:rsid="0006b204" officeooo:paragraph-rsid="0006b204"/>
    </style:style>
    <style:style style:name="P3" style:family="paragraph" style:parent-style-name="Standard">
      <style:text-properties officeooo:rsid="0008bb4c" officeooo:paragraph-rsid="0008bb4c"/>
    </style:style>
    <style:style style:name="P4" style:family="paragraph" style:parent-style-name="Standard">
      <style:text-properties officeooo:rsid="00094321" officeooo:paragraph-rsid="0009432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La tarea TaskConsola simula una tarea interactiva en donde realiza <text:span text:style-name="T1">n</text:span> llamadas bloqueantes de duración de tiempo aleatoria entre <text:span text:style-name="T1">bmin</text:span> y <text:span text:style-name="T1">bmax</text:span>. Se pasa por parámetro la variable pid, y un vector con las variables <text:span text:style-name="T1">n, bmin </text:span><text:span text:style-name="T2">y</text:span><text:span text:style-name="T1"> bmax</text:span>, en ese orden.</text:p>
      <text:p text:style-name="P1">Se coloca un ciclo for donde se itera <text:span text:style-name="T1">n</text:span> veces y por cada iteración se produce una llamada bloqueante de tiempo aleatorio entre<text:span text:style-name="T1"> bmin</text:span> y <text:span text:style-name="T1">bmax, </text:span><text:span text:style-name="T2">para un respectivo pid</text:span>. Ese número aleatorio se arma usando una función llamada “<text:span text:style-name="T1">rand()</text:span>” que genera un número aleatorio cualquiera y lo que hacemos es dividirlo por la diferencia entre <text:span text:style-name="T1">bmax y bmin</text:span> + 1, quedándonos con el resto y a eso sumarle <text:span text:style-name="T1">bmin</text:span> para acomodarlo entre el rango [bmin, bmax].</text:p>
      <text:p text:style-name="P1"/>
      <text:p text:style-name="P1"/>
      <text:p text:style-name="P3">2) En este ejercicio escribimos un lote de 3 tareas con 1 intensiva de cpu y 2 taskconsola.</text:p>
      <text:p text:style-name="P3">El objetivo es ver un ejemplo interesante donde el algoritmo FCFS no tiene un buen rendimiento, especialmente para procesadores de un nucleo.</text:p>
      <text:p text:style-name="P3">A continuacion mostraremos el lote de tareas elegido:</text:p>
      <text:p text:style-name="P3"/>
      <text:p text:style-name="P4">@1:</text:p>
      <text:p text:style-name="P4">TaskCPU 9</text:p>
      <text:p text:style-name="P4">@1:</text:p>
      <text:p text:style-name="P4">TaskConsola 1 7 10</text:p>
      <text:p text:style-name="P4">@1:</text:p>
      <text:p text:style-name="P4">TaskConsola 5 1 2</text:p>
      <text:p text:style-name="P4"/>
      <text:p text:style-name="P4">Las 3 tareas llegan en el mismo instante (en el instante 1), la tarea CPU utiliza 9 ticks de reloj, la primer taskConsola produce una sola llamada bloqueante pero entre 7 y 10 ticks de reloj y la segunda taskConsola ejecuta 5 llamadas bloqueantes pero cada una entre 1 y 2 ticks de reloj.</text:p>
      <text:p text:style-name="P4">Basicamente tenemos:</text:p>
      <text:p text:style-name="P4">1 tarea CPU intensiva.</text:p>
      <text:p text:style-name="P4">1 taskConsola que solo ejecuta una llamada bloqueante pero de muchos ciclos de reloj</text:p>
      <text:p text:style-name="P4">1 taskConsola que ejecuta 5 llamadas bloqueantes pero de pocos ciclos de reloj.</text:p>
      <text:p text:style-name="P4"/>
      <text:p text:style-name="P4">Foto1:</text:p>
      <text:p text:style-name="P4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00:14:55.153445312</meta:creation-date>
    <dc:date>2015-04-22T16:52:58.213097274</dc:date>
    <meta:editing-duration>PT4M3S</meta:editing-duration>
    <meta:editing-cycles>2</meta:editing-cycles>
    <meta:generator>LibreOffice/4.2.7.2$Linux_X86_64 LibreOffice_project/420m0$Build-2</meta:generator>
    <dc:creator>Alejandro Albertini</dc:creator>
    <meta:document-statistic meta:table-count="0" meta:image-count="0" meta:object-count="0" meta:page-count="1" meta:paragraph-count="18" meta:word-count="269" meta:character-count="1517" meta:non-whitespace-character-count="1259"/>
  </office:meta>
</office:document-meta>
</file>